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a86" officeooo:paragraph-rsid="00010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e docker faire le docker compose + dockerfile et ensuite docker-compose up -d. </text:p>
      <text:p text:style-name="P1"/>
      <text:p text:style-name="P1">apres il faut créer une nouvlle connection sur mysql afin de pouvoir acceder au contenu</text:p>
      <text:p text:style-name="P1"/>
      <text:p text:style-name="P1">connexion name : phpapi</text:p>
      <text:p text:style-name="P1"/>
      <text:p text:style-name="P1">hostname : localhost</text:p>
      <text:p text:style-name="P1"/>
      <text:p text:style-name="P1">port : 3307</text:p>
      <text:p text:style-name="P1">username : exo_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1:02:51.956000000</meta:creation-date>
    <dc:date>2023-09-28T11:06:46.598000000</dc:date>
    <meta:editing-duration>PT3M54S</meta:editing-duration>
    <meta:editing-cycles>1</meta:editing-cycles>
    <meta:document-statistic meta:table-count="0" meta:image-count="0" meta:object-count="0" meta:page-count="1" meta:paragraph-count="6" meta:word-count="42" meta:character-count="244" meta:non-whitespace-character-count="207"/>
    <meta:generator>LibreOffice/7.5.2.2$Windows_X86_64 LibreOffice_project/53bb9681a964705cf672590721dbc85eb4d0c3a2</meta:generator>
  </office:meta>
</office:document-meta>
</file>